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1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#72bf44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72bf44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72bf44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58220"/>
    </style:style>
    <style:style style:name="ce21" style:family="table-cell" style:parent-style-name="Default">
      <style:table-cell-properties fo:background-color="#ed1c24"/>
      <style:text-properties fo: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RA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kon D7000</text:p>
          </table:table-cell>
          <table:table-cell office:value-type="float" office:value="5804" calcext:value-type="float">
            <text:p>5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n D90</text:p>
          </table:table-cell>
          <table:table-cell office:value-type="float" office:value="2276" calcext:value-type="float">
            <text:p>2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n D40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formula="of:=SUM([.B2:.B4])" office:value-type="float" office:value="8156" calcext:value-type="float">
            <text:p>8156</text:p>
          </table:table-cell>
          <table:table-cell/>
        </table:table-row>
        <table:table-row table:style-name="ro1">
          <table:table-cell table:style-name="ce2" office:value-type="string" calcext:value-type="string">
            <text:p>DRES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kon_D200</text:p>
          </table:table-cell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n_D70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n_D70s</text:p>
          </table:table-cell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Default" table:number-columns-repeated="2"/>
          <table:table-cell table:formula="of:=SUM([.B7:.B9])" office:value-type="float" office:value="1317" calcext:value-type="float">
            <text:p>1317</text:p>
          </table:table-cell>
          <table:table-cell/>
        </table:table-row>
        <table:table-row table:style-name="ro1">
          <table:table-cell table:style-name="ce4" office:value-type="string" calcext:value-type="string">
            <text:p>BURST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5" office:value-type="string" calcext:value-type="string">
            <text:p>Canon EOS 6D</text:p>
          </table:table-cell>
          <table:table-cell table:style-name="ce9" office:value-type="float" office:value="133" calcext:value-type="float">
            <text:p>133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PASCAL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5" office:value-type="string" calcext:value-type="string">
            <text:p>Nikon D3200 DSLR</text:p>
          </table:table-cell>
          <table:table-cell table:style-name="ce9" office:value-type="float" office:value="4259" calcext:value-type="float">
            <text:p>4259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FIV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on EOS 5D</text:p>
          </table:table-cell>
          <table:table-cell office:value-type="float" office:value="777" calcext:value-type="float">
            <text:p>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EOS DIGITAL REBEL XSi</text:p>
          </table:table-cell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N D700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N D70s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EOS 20D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EOS 40D</text:p>
          </table:table-cell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EOS-1D Mark II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N D70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N D80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EOS 30D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EOS 10D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EOS DIGITAL REBEL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LR-A90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EOS 5D Mark II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LUX 3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N D10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EOS-1Ds Mark II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EOS DIGITAL REBEL XTi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gital Camera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PowerShot G9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PowerShot G1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PixS2Pro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EOS D6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N D30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N D40X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460D <text:s text:c="8"/>FILE VERSION 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N D2H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PowerShot S7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2"/>
        </table:table-row>
        <table:table-row table:style-name="ro1">
          <table:table-cell office:value-type="string" calcext:value-type="string">
            <text:p>Canon EOS-1D Mark III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2"/>
        </table:table-row>
        <table:table-row table:style-name="ro1">
          <table:table-cell office:value-type="string" calcext:value-type="string">
            <text:p>Canon EOS DIGITAL REBEL XT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2"/>
        </table:table-row>
        <table:table-row table:style-name="ro1">
          <table:table-cell office:value-type="string" calcext:value-type="string">
            <text:p>Canon EOS-1D Mark II N</text:p>
          </table:table-cell>
          <table:table-cell office:value-type="float" office:value="9" calcext:value-type="float">
            <text:p>9</text:p>
          </table:table-cell>
          <table:table-cell/>
          <table:table-cell table:style-name="ce22"/>
        </table:table-row>
        <table:table-row table:style-name="ro1">
          <table:table-cell office:value-type="string" calcext:value-type="string">
            <text:p>NIKON D20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2"/>
        </table:table-row>
        <table:table-row table:style-name="ro1">
          <table:table-cell office:value-type="string" calcext:value-type="string">
            <text:p>Canon EOS D3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2"/>
        </table:table-row>
        <table:table-row table:style-name="ro1">
          <table:table-cell office:value-type="string" calcext:value-type="string">
            <text:p>E99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2"/>
        </table:table-row>
        <table:table-row table:style-name="ro1">
          <table:table-cell office:value-type="string" calcext:value-type="string">
            <text:p>FinePix F7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"/>
        </table:table-row>
        <table:table-row table:style-name="ro1">
          <table:table-cell table:style-name="Default" table:number-columns-repeated="2"/>
          <table:table-cell table:formula="of:=SUM([.B21:.B55])" office:value-type="float" office:value="5000" calcext:value-type="float">
            <text:p>50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PERSO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5" office:value-type="string" calcext:value-type="string">
            <text:p>Xiaomi Mi A1</text:p>
          </table:table-cell>
          <table:table-cell table:style-name="ce9"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19"/>
          <table:table-cell table:style-name="ce20" table:formula="of:=SUM([.B$1:.B$1048576])" office:value-type="float" office:value="19126" calcext:value-type="float">
            <text:p>191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 style:data-style-name="N2" text:time-value="17:32:31.559122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5:12:43.250716684</meta:creation-date>
    <dc:date>2018-04-04T17:34:28.602592696</dc:date>
    <meta:editing-duration>PT2H29M59S</meta:editing-duration>
    <meta:editing-cycles>16</meta:editing-cycles>
    <meta:generator>LibreOffice/5.4.5.1$Linux_X86_64 LibreOffice_project/40m0$Build-1</meta:generator>
    <meta:document-statistic meta:table-count="1" meta:cell-count="99" meta:object-count="0"/>
  </office:meta>
</office:document-meta>
</file>